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google.co.id/maps/place/Althea+Futsal/@-7.4492177,112.708361,15z/data=!4m5!3m4!1s0x0:0x41a5c332f7dcba15!8m2!3d-7.4492177!4d112.708361" text:style-name="Internet_20_link" text:visited-style-name="Visited_20_Internet_20_Link">https://www.google.co.id/maps/place/Althea+Futsal/@-7.4492177,112.708361,15z/data=!4m5!3m4!1s0x0:0x41a5c332f7dcba15!8m2!3d-7.4492177!4d112.708361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5:25:35.454895044</meta:creation-date>
    <dc:date>2018-04-18T15:29:14.377071187</dc:date>
    <meta:editing-duration>PT3M50S</meta:editing-duration>
    <meta:editing-cycles>1</meta:editing-cycles>
    <meta:document-statistic meta:table-count="0" meta:image-count="0" meta:object-count="0" meta:page-count="1" meta:paragraph-count="1" meta:word-count="1" meta:character-count="145" meta:non-whitespace-character-count="145"/>
    <meta:generator>LibreOffice/5.4.1.2$Linux_X86_64 LibreOffice_project/40m0$Build-2</meta:generator>
  </office:meta>
</office:document-meta>
</file>